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08e6" officeooo:paragraph-rsid="001b08e6"/>
    </style:style>
    <style:style style:name="P2" style:family="paragraph" style:parent-style-name="Standard">
      <style:paragraph-properties fo:text-align="start" style:justify-single-word="false"/>
      <style:text-properties officeooo:rsid="001b08e6" officeooo:paragraph-rsid="001b08e6"/>
    </style:style>
    <style:style style:name="P3" style:family="paragraph" style:parent-style-name="Standard">
      <style:paragraph-properties fo:text-align="start" style:justify-single-word="false"/>
      <style:text-properties officeooo:rsid="001cf981" officeooo:paragraph-rsid="001cf981"/>
    </style:style>
    <style:style style:name="P4" style:family="paragraph" style:parent-style-name="Standard">
      <style:paragraph-properties fo:text-align="start" style:justify-single-word="false"/>
      <style:text-properties officeooo:rsid="001d2d06" officeooo:paragraph-rsid="001d2d06"/>
    </style:style>
    <style:style style:name="P5" style:family="paragraph" style:parent-style-name="Standard">
      <style:paragraph-properties fo:text-align="start" style:justify-single-word="false"/>
      <style:text-properties officeooo:rsid="001d2d06" officeooo:paragraph-rsid="001ddce9"/>
    </style:style>
    <style:style style:name="P6" style:family="paragraph" style:parent-style-name="Standard">
      <style:paragraph-properties fo:text-align="start" style:justify-single-word="false"/>
      <style:text-properties officeooo:rsid="001ddce9" officeooo:paragraph-rsid="001ddce9"/>
    </style:style>
    <style:style style:name="P7" style:family="paragraph" style:parent-style-name="Standard">
      <style:paragraph-properties fo:text-align="start" style:justify-single-word="false"/>
      <style:text-properties officeooo:rsid="001ddce9" officeooo:paragraph-rsid="001ddce9"/>
    </style:style>
    <style:style style:name="P8" style:family="paragraph" style:parent-style-name="Standard">
      <style:paragraph-properties fo:text-align="start" style:justify-single-word="false"/>
      <style:text-properties officeooo:rsid="00201490" officeooo:paragraph-rsid="00201490"/>
    </style:style>
    <style:style style:name="P9" style:family="paragraph" style:parent-style-name="Standard">
      <style:paragraph-properties fo:text-align="start" style:justify-single-word="false"/>
      <style:text-properties officeooo:rsid="001d2d06" officeooo:paragraph-rsid="00201490"/>
    </style:style>
    <style:style style:name="P10" style:family="paragraph" style:parent-style-name="Standard">
      <style:paragraph-properties fo:text-align="start" style:justify-single-word="false"/>
      <style:text-properties officeooo:rsid="001d2d06" officeooo:paragraph-rsid="002193db"/>
    </style:style>
    <style:style style:name="P11" style:family="paragraph" style:parent-style-name="Standard">
      <style:paragraph-properties fo:text-align="start" style:justify-single-word="false"/>
      <style:text-properties officeooo:rsid="001d2d06" officeooo:paragraph-rsid="0021b8ea"/>
    </style:style>
    <style:style style:name="P12" style:family="paragraph" style:parent-style-name="Standard">
      <style:paragraph-properties fo:text-align="start" style:justify-single-word="false"/>
      <style:text-properties officeooo:rsid="001d2d06" officeooo:paragraph-rsid="0023aeb8"/>
    </style:style>
    <style:style style:name="P13" style:family="paragraph" style:parent-style-name="Standard">
      <style:paragraph-properties fo:text-align="start" style:justify-single-word="false"/>
      <style:text-properties officeooo:rsid="0020f652" officeooo:paragraph-rsid="002193db"/>
    </style:style>
    <style:style style:name="P14" style:family="paragraph" style:parent-style-name="Standard">
      <style:paragraph-properties fo:text-align="start" style:justify-single-word="false"/>
      <style:text-properties officeooo:rsid="0020f652" officeooo:paragraph-rsid="0021b8ea"/>
    </style:style>
    <style:style style:name="P15" style:family="paragraph" style:parent-style-name="Standard">
      <style:paragraph-properties fo:text-align="start" style:justify-single-word="false"/>
      <style:text-properties officeooo:rsid="0020f652" officeooo:paragraph-rsid="0023aeb8"/>
    </style:style>
    <style:style style:name="P16" style:family="paragraph" style:parent-style-name="Standard">
      <style:paragraph-properties fo:text-align="start" style:justify-single-word="false"/>
      <style:text-properties officeooo:rsid="002193db" officeooo:paragraph-rsid="002193db"/>
    </style:style>
    <style:style style:name="P17" style:family="paragraph" style:parent-style-name="Standard">
      <style:paragraph-properties fo:text-align="start" style:justify-single-word="false"/>
      <style:text-properties officeooo:rsid="002193db" officeooo:paragraph-rsid="0021b8ea"/>
    </style:style>
    <style:style style:name="P18" style:family="paragraph" style:parent-style-name="Standard">
      <style:paragraph-properties fo:text-align="start" style:justify-single-word="false"/>
      <style:text-properties officeooo:rsid="002193db" officeooo:paragraph-rsid="0023aeb8"/>
    </style:style>
    <style:style style:name="P19" style:family="paragraph" style:parent-style-name="Standard">
      <style:paragraph-properties fo:text-align="start" style:justify-single-word="false"/>
      <style:text-properties officeooo:rsid="0021b8ea" officeooo:paragraph-rsid="0021b8ea"/>
    </style:style>
    <style:style style:name="P20" style:family="paragraph" style:parent-style-name="Standard">
      <style:paragraph-properties fo:text-align="start" style:justify-single-word="false"/>
      <style:text-properties officeooo:rsid="0023aeb8" officeooo:paragraph-rsid="0023aeb8"/>
    </style:style>
    <style:style style:name="P21" style:family="paragraph" style:parent-style-name="Standard">
      <style:paragraph-properties fo:text-align="start" style:justify-single-word="false"/>
      <style:text-properties style:text-underline-style="solid" style:text-underline-width="auto" style:text-underline-color="font-color" officeooo:rsid="0023aeb8" officeooo:paragraph-rsid="0023aeb8"/>
    </style:style>
    <style:style style:name="T1" style:family="text">
      <style:text-properties officeooo:rsid="001ddce9"/>
    </style:style>
    <style:style style:name="T2" style:family="text">
      <style:text-properties officeooo:rsid="00201490"/>
    </style:style>
    <style:style style:name="T3" style:family="text">
      <style:text-properties officeooo:rsid="002193db"/>
    </style:style>
    <style:style style:name="T4" style:family="text">
      <style:text-properties officeooo:rsid="001d2d06"/>
    </style:style>
    <style:style style:name="T5" style:family="text">
      <style:text-properties officeooo:rsid="0021b8ea"/>
    </style:style>
    <style:style style:name="T6" style:family="text">
      <style:text-properties officeooo:rsid="0023ae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2</text:p>
      <text:p text:style-name="P1"/>
      <text:p text:style-name="P2">1) <text:s/>Problema 1: alquiler de mobiliario.</text:p>
      <text:p text:style-name="P2"/>
      <text:p text:style-name="P3">ID: Dar de alta equipamiento mobiliario</text:p>
      <text:p text:style-name="P3">TITULO: Como encargado quiero poder dar de alta mobiliario para que pueda ser alquilado.</text:p>
      <text:p text:style-name="P3">REGLAS DE NEGOCIO:</text:p>
      <text:p text:style-name="P3"><text:tab/><text:tab/>- Cada mobiliario debe cargarse con: código, tipo de mueble, fecha de creación, fecha de ultimo mantenimiento, estado y precio de alquiler.</text:p>
      <text:p text:style-name="P3"><text:tab/><text:tab/>- No pueden existir códigos repetidos de muebles.</text:p>
      <text:p text:style-name="P3"><text:tab/><text:tab/>- <text:span text:style-name="T1">El encargado debe estar autenticado en el sistema.</text:span></text:p>
      <text:p text:style-name="P3">CRITERIOS DE ACEPTACIÓN:</text:p>
      <text:p text:style-name="P3"/>
      <text:p text:style-name="P3">- Escenario 1 – Carga exitosa</text:p>
      <text:p text:style-name="P4">Dado el mueble “1”,”mesa”,”27/8/2025”,”1/6/2025”,”libre”,”$5000” el cual no está repetido en el sistema <text:span text:style-name="T1">y con el encargado autenticado en el sistema</text:span>, cuando el encargado ingresa los datos y presiona ingresar, entonces el mueble ingresa al sistema y ya que está libre, está disponible para que lo alquilen.</text:p>
      <text:p text:style-name="P4"/>
      <text:p text:style-name="P4">- Escenario 2 – Carga fallida por código repetidos</text:p>
      <text:p text:style-name="P4">Dado el mueble “1”,”mesa”,”27/8/2025”,”1/6/2025”,”libre”,”$5000”, código que ya fue ingresado previamente, cuando el encargado ingresa los datos y presiona ingresar, entonces el sistema le avisa que no fue posible la carga por error de código repetido.</text:p>
      <text:p text:style-name="P3"/>
      <text:p text:style-name="P3">- <text:span text:style-name="T1">Escenario 3 – Carga fallida por falta de autenticación</text:span></text:p>
      <text:p text:style-name="P3"/>
      <text:p text:style-name="P5">Dado el mueble “<text:span text:style-name="T1">2</text:span>”,”mesa”,”27/8/2025”,”1/6/2025”,”libre”,”$5000”, <text:span text:style-name="T1">información y código validos pero sin encontrarse autenticado el encargado, cuando el encargado presiona ingresar, entonces el sistema debería devolver un mensaje que diga que no puede dar de alta muebles sin estar autenticado como encargado en el sistema.</text:span></text:p>
      <text:p text:style-name="P5"/>
      <text:p text:style-name="P5">------------------------------------------------------------------------------------------------------------------------</text:p>
      <text:p text:style-name="P5"/>
      <text:p text:style-name="P6">ID: Hacer reserva de mobiliario.</text:p>
      <text:p text:style-name="P6">TITULO: Como cliente quiero poder generar una reserva para obtener el numero de reserva único de la misma.</text:p>
      <text:p text:style-name="P6">REGLAS DE NEGOCIO:</text:p>
      <text:p text:style-name="P6">- Cada reserva debe tener una fecha, lugar del evento, cantidad de días y mobiliario junto a su cantidad.</text:p>
      <text:p text:style-name="P6">- Debe abonar el 20% del total como seña.</text:p>
      <text:p text:style-name="P6">- El pago se realiza unicamente con tarjeta de credito, valida<text:span text:style-name="T2">nd</text:span>o su numero de tarjeta y fondo a traves de un servicio de banco.</text:p>
      <text:p text:style-name="P6">- Cantidad minima de reserva 3 muebles.</text:p>
      <text:p text:style-name="P6"/>
      <text:p text:style-name="P6">CRITERIOS DE ACEPTACIÓN:</text:p>
      <text:p text:style-name="P6"/>
      <text:p text:style-name="P6">- Escenario 1 – Reserva exitosa</text:p>
      <text:p text:style-name="P6"/>
      <text:p text:style-name="P6">Dado <text:span text:style-name="T2">una reserva con datos ingresados válidos, más de tres muebles y el pago de la seña realizada de manera correcta a traves de tarjeta de credito validada, entonces al presionar ingresar el sistema devuelve un mensaje de confirmación y el numero de reserva unico de la misma.</text:span></text:p>
      <text:p text:style-name="P6"/>
      <text:p text:style-name="P6"><text:soft-page-break/>- <text:span text:style-name="T2">Escenario 2 – Reserva incorrecta por cantidad de muebles inferior a tres</text:span></text:p>
      <text:p text:style-name="P6"/>
      <text:p text:style-name="P8">Dado una reserva con datos ingresados válidos pero con una cantidad de muebles inferior a tres, cuando el cliente intente reservar entonces el sistema mostrara un mensaje de error explicando que debe haber mas de tres muebles seleccionados para realizar la reserva.</text:p>
      <text:p text:style-name="P8"/>
      <text:p text:style-name="P8">- Escenario 3 – Reserva incorrecta por fondos insuficientes en la tarjeta de crédito</text:p>
      <text:p text:style-name="P8"/>
      <text:p text:style-name="P8">Dada una reserva con datos ingresados validos, más de tres muebles pero con fondos insuficientes en la tarjeta de crédito, cuando el cliente presiona el boton para reservar entonces el sistema le informará que hubo un error con el pago.</text:p>
      <text:p text:style-name="P9"/>
      <text:p text:style-name="P10">------------------------------------------------------------------------------------------------------------------------</text:p>
      <text:p text:style-name="P9"/>
      <text:p text:style-name="P13">2) Problema <text:span text:style-name="T5">2: c</text:span>adena hotelera</text:p>
      <text:p text:style-name="P13"/>
      <text:p text:style-name="P10"><text:span text:style-name="T3">ID: Reserva de habitaciones por la aplicación.</text:span></text:p>
      <text:p text:style-name="P16">TITULO: Como usuario quiero poder ingresar los datos para poder hacer una reserva.</text:p>
      <text:p text:style-name="P16">REGLAS DE NEGOCIO:</text:p>
      <text:p text:style-name="P16">- El usuario debe ingresar fecha de ingreso, la cual debe estar dentro de los 90 días a partir de la fecha actual, y la fecha de egreso.</text:p>
      <text:p text:style-name="P16">- Las estadías no pueden durar más de quince días.</text:p>
      <text:p text:style-name="P16">- Debe ingresar el hotel elegido y la cantidad de personas que se van a hospedar.</text:p>
      <text:p text:style-name="P16">CRITEROS DE ACEPTACIÓN:</text:p>
      <text:p text:style-name="P16"/>
      <text:p text:style-name="P16">- Escenario 1 – Reserva correcta</text:p>
      <text:p text:style-name="P16"/>
      <text:p text:style-name="P16">Dado un cliente que ingresa datos validos, con la fecha dentro de los proximos 90 días y menos de quince días de estadía, cuando el cliente ingresa los datos y presiona siguiente, entonces el sistema tiene que informarle que sus datos son correctos y enviarle un correo electrónico con un código de reserva y un enlace para continuar con el pago.</text:p>
      <text:p text:style-name="P16"/>
      <text:p text:style-name="P16">- Escenario 2 – Reserva incorrecta por fecha inválida</text:p>
      <text:p text:style-name="P16"/>
      <text:p text:style-name="P16">Dado un cliente que ingresa una fecha de ingreso que excede el plazo de 90 días desde la fecha actual, cuando intenta realizar la reserva, entonces el sistema le devuelve un mensaje de error donde explica el problema y pide que reingrese la fecha.</text:p>
      <text:p text:style-name="P16"/>
      <text:p text:style-name="P16">- Escenario 3 – Reserva incorrecta por estadía mayor a quince días</text:p>
      <text:p text:style-name="P16"/>
      <text:p text:style-name="P16">Dado un cliente que ingresa los datos para una reserva donde la estadía excede los quince días permitidos, cuando presiona ingresar, entonces el sistema le devuelve un mensaje de error donde explica el problema y pide que reingrese el tiempo de estadía.</text:p>
      <text:p text:style-name="P16"/>
      <text:p text:style-name="P10">------------------------------------------------------------------------------------------------------------------------</text:p>
      <text:p text:style-name="P16"/>
      <text:p text:style-name="P16"/>
      <text:p text:style-name="P13"><text:span text:style-name="T3">ID: </text:span><text:span text:style-name="T5">Usuario realiza el check-in.</text:span></text:p>
      <text:p text:style-name="P16">TITULO: Como usuario <text:span text:style-name="T5">quiero poder utilizar las terminales para poder realizar el check-in de mi estadía.</text:span></text:p>
      <text:p text:style-name="P16">REGLAS DE NEGOCIO:</text:p>
      <text:p text:style-name="P16">- <text:span text:style-name="T5">Debe ingresar un código valido de reserva.</text:span></text:p>
      <text:p text:style-name="P16"><text:soft-page-break/>- <text:span text:style-name="T5">Pueden realizarse desde las 10 a.m. hasta las 23:59 p.m.</text:span></text:p>
      <text:p text:style-name="P17">CRITEROS DE ACEPTACIÓN:</text:p>
      <text:p text:style-name="P16"/>
      <text:p text:style-name="P19">- Escenario 1 – Check-in exitoso</text:p>
      <text:p text:style-name="P19"/>
      <text:p text:style-name="P19">Dado un usuario que ingresa datos validos dentro del horario permitido, cuando confirma los datos, entonces se informa la habitación asignada y se envía un mensaje al personal del hotel para que guien al usuario y se hagan cargo de las valijas.</text:p>
      <text:p text:style-name="P19"/>
      <text:p text:style-name="P19">- Escenario 2 – Check-in inválido por código de reserva erroneo.</text:p>
      <text:p text:style-name="P19"/>
      <text:p text:style-name="P19">Dado un usuario que ingresa un código que no es válido, cuando confirma los datos, entonces el sistema deberá informar del error.</text:p>
      <text:p text:style-name="P19"/>
      <text:p text:style-name="P19">- Escenario 3 – Check-in inválido por estar fuera del horario permitido.</text:p>
      <text:p text:style-name="P19"/>
      <text:p text:style-name="P19">Dado un usuario que ingresa datos válidos pero se encuentra fuera del horario permitido para realizar el check-in, cuando confirma los datos, entonces el sistema deberá informar que aun no se encuentran habilitados los ingresos al hotel.</text:p>
      <text:p text:style-name="P17"/>
      <text:p text:style-name="P17"><text:span text:style-name="T4">------------------------------------------------------------------------------------------------------------------------</text:span></text:p>
      <text:p text:style-name="P11"/>
      <text:p text:style-name="P14"><text:span text:style-name="T3">ID: </text:span><text:span text:style-name="T5">Conserje realizar el check-out</text:span></text:p>
      <text:p text:style-name="P17">TITULO: <text:span text:style-name="T5">Como conserje quiero poder ingresar y verificar los datos de los clientes para poder realizar su check-out.</text:span></text:p>
      <text:p text:style-name="P17">REGLAS DE NEGOCIO:</text:p>
      <text:p text:style-name="P17">- <text:span text:style-name="T5">Las habitaciones no deben tener gastos pendientes.</text:span></text:p>
      <text:p text:style-name="P17">CRITEROS DE ACEPTACIÓN:</text:p>
      <text:p text:style-name="P17"/>
      <text:p text:style-name="P17">- <text:span text:style-name="T5">Escenario 1 – Check-out correctos</text:span></text:p>
      <text:p text:style-name="P19"/>
      <text:p text:style-name="P19">Dado un conserje que verifica que una habitación no tenga gastos pendientes, cuando el mismo confirma los datos, entonces el sistema deberá mandarle un mensaje a las mucamas del hotel avisando que la habitación puede limpiarse.</text:p>
      <text:p text:style-name="P19"/>
      <text:p text:style-name="P19">- Escenario 2 – Check-out incorrecto por pagos pendientes</text:p>
      <text:p text:style-name="P19"/>
      <text:p text:style-name="P19">Dado un conserje que ingresa los datos de un usuario con gastos pendientes, cuando confirma los datos, entonces el sistema deberá informar al conserje que no puede hacer el check-out hasta que no se abonen los gastos realizados.</text:p>
      <text:p text:style-name="P19"/>
      <text:p text:style-name="P19"/>
      <text:p text:style-name="P19"/>
      <text:p text:style-name="P19">3) Problema 3: venta de bebidas</text:p>
      <text:p text:style-name="P19"/>
      <text:p text:style-name="P19"><text:span text:style-name="T3">ID: </text:span><text:span text:style-name="T6">Registro de usuarios</text:span></text:p>
      <text:p text:style-name="P17">TITULO: <text:span text:style-name="T6">Como usuario quiero poder registrarme en el sitema para poder empezar a comprar en el sitio.</text:span></text:p>
      <text:p text:style-name="P17">REGLAS DE NEGOCIO:</text:p>
      <text:p text:style-name="P17">- <text:span text:style-name="T6">Se debe ingresar nombre, apellido, mail y edad.</text:span></text:p>
      <text:p text:style-name="P17">- <text:span text:style-name="T6">Solo se permiten usuarios mayores a 18 años.</text:span></text:p>
      <text:p text:style-name="P17">CRITEROS DE ACEPTACIÓN:</text:p>
      <text:p text:style-name="P17"><text:soft-page-break/></text:p>
      <text:p text:style-name="P17">- <text:span text:style-name="T6">Escenario 1 – Registro exitoso</text:span></text:p>
      <text:p text:style-name="P17"/>
      <text:p text:style-name="P20">Dado un usuario con datos ingresados válidos y siendo mayor de 18 años, cuando confirma los datos, entonces el sistema debe enviar un mail con la contraseña de su cuenta.</text:p>
      <text:p text:style-name="P20"/>
      <text:p text:style-name="P20">- Escenario 2 – Registro inválido por limite de edad</text:p>
      <text:p text:style-name="P20"/>
      <text:p text:style-name="P20">Dado un usuario que ingresa sus datos siendo menor de edad, cuando confirma los datos, entonces el sistema debe mostrar en pantalla el texto de la ley que impide la venta de bebidas alcoholicas a menores.</text:p>
      <text:p text:style-name="P20"/>
      <text:p text:style-name="P12">------------------------------------------------------------------------------------------------------------------------</text:p>
      <text:p text:style-name="P15"><text:span text:style-name="T3">ID: </text:span><text:span text:style-name="T6">Realizar una compra</text:span></text:p>
      <text:p text:style-name="P18">TITULO: <text:span text:style-name="T6">Como usuario quiero poder seleccionar productos para poder realizar una compra.</text:span></text:p>
      <text:p text:style-name="P18">REGLAS DE NEGOCIO:</text:p>
      <text:p text:style-name="P18">- <text:span text:style-name="T6">El usuario debe iniciar sesión.</text:span></text:p>
      <text:p text:style-name="P18">- <text:span text:style-name="T6">Si el usuario es premium, se le hace un 20% de descuento.</text:span></text:p>
      <text:p text:style-name="P18">- <text:span text:style-name="T6">Si el usuario seleccionado productos por un monto superior a $4.500, se le hace un 10% de descuento.</text:span></text:p>
      <text:p text:style-name="P18">- <text:span text:style-name="T6">Si el usuario es premium y realiza una compra superior a $4.500, se le aplican ambos descuentos.</text:span></text:p>
      <text:p text:style-name="P18"/>
      <text:p text:style-name="P18">CRITEROS DE ACEPTACIÓN:</text:p>
      <text:p text:style-name="P18"/>
      <text:p text:style-name="P18">- <text:span text:style-name="T6">Escenario 1 – Compra exitosa sin premium por un monto inferior a $4.500</text:span></text:p>
      <text:p text:style-name="P18"/>
      <text:p text:style-name="P20">Dado un usuario con sesión iniciada, que no es premium y con un monto de compra inferior a $4.500, al momento de confirmar la compra, entonces el sistema le informa que su compra fue procesada correctamente.</text:p>
      <text:p text:style-name="P20"/>
      <text:p text:style-name="P18">- <text:span text:style-name="T6">Escenario 2 – Compra exitosa sin premium por un monto superior a $4.500</text:span></text:p>
      <text:p text:style-name="P18"/>
      <text:p text:style-name="P20">Dado un usuario con sesión iniciada, que no es premium y con un monto de compra superior a $4.500, al momento de confirmar la compra, entonces el sistema informa en pantalla el monto total menos el 10%.</text:p>
      <text:p text:style-name="P20"/>
      <text:p text:style-name="P20">- Escenario 3 – Compra exitosa con premium por un monto inferior a $4.500</text:p>
      <text:p text:style-name="P20"/>
      <text:p text:style-name="P20">Dado un usuario con sesión iniciada, que es premium y con un monto inferior a $4.500, cuando confirma la compra, entonces el sistema deberá informar en pantalla el total menos el 20%.</text:p>
      <text:p text:style-name="P20"/>
      <text:p text:style-name="P20">- Escenario 4 – Compra exitosa con premium por un monto superior a $4.500</text:p>
      <text:p text:style-name="P20"/>
      <text:p text:style-name="P20">Dado un usuario con sesión iniciada, que es premium y con un monto superior a $4.500, cuando confirma la compra, entonces el sistema deberá informar en pantalla el total menos el 30%.</text:p>
      <text:p text:style-name="P21"/>
      <text:p text:style-name="P20"/>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9T15:45:03.558170733</meta:creation-date>
    <dc:date>2025-08-31T20:34:18.370374388</dc:date>
    <meta:editing-duration>PT28M55S</meta:editing-duration>
    <meta:editing-cycles>2</meta:editing-cycles>
    <meta:generator>LibreOffice/24.2.7.2$Linux_X86_64 LibreOffice_project/420$Build-2</meta:generator>
    <meta:document-statistic meta:table-count="0" meta:image-count="0" meta:object-count="0" meta:page-count="4" meta:paragraph-count="96" meta:word-count="1423" meta:character-count="9106" meta:non-whitespace-character-count="7752"/>
  </office:meta>
</office:document-meta>
</file>